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background-color="#ff6309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margin-left="0.101cm" fo:margin-right="0cm" fo:text-indent="0cm" style:auto-text-indent="false"/>
      <style:text-properties fo:background-color="transparen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3">
      <style:text-properties fo:background-color="transparent"/>
    </style:style>
    <style:style style:name="P13" style:family="paragraph" style:parent-style-name="Standard" style:list-style-name="L6">
      <style:text-properties style:text-underline-style="none" fo:font-weight="bold" style:font-weight-asian="bold" style:font-weight-complex="bold"/>
    </style:style>
    <style:style style:name="P14" style:family="paragraph" style:parent-style-name="Standard" style:list-style-name="L6">
      <style:text-properties style:text-underline-style="none" fo:font-weight="bold" fo:background-color="transparent" style:font-weight-asian="bold" style:font-weight-complex="bold"/>
    </style:style>
    <style:style style:name="P15" style:family="paragraph" style:parent-style-name="Standard" style:list-style-name="L6">
      <style:text-properties style:text-underline-style="none" fo:font-weight="normal" fo:background-color="transparent" style:font-weight-asian="normal" style:font-weight-complex="normal"/>
    </style:style>
    <style:style style:name="P16" style:family="paragraph" style:parent-style-name="Standard" style:list-style-name="L7">
      <style:text-properties style:text-underline-style="none" fo:font-weight="normal" fo:background-color="transparent" style:font-weight-asian="normal" style:font-weight-complex="normal"/>
    </style:style>
    <style:style style:name="P17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5" style:master-page-name="">
      <style:paragraph-properties fo:margin-left="0.101cm" fo:margin-right="0cm" fo:text-indent="0cm" style:auto-text-indent="false" style:page-number="auto"/>
      <style:text-properties fo:background-color="transparent"/>
    </style:style>
    <style:style style:name="P20" style:family="paragraph" style:parent-style-name="Standard" style:list-style-name="L5">
      <style:paragraph-properties fo:margin-left="0.101cm" fo:margin-right="0cm" fo:text-indent="0cm" style:auto-text-indent="false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background-color="#ffffff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cm" fo:text-indent="-0.005cm" fo:margin-lef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TBOX</text:p>
      <text:p text:style-name="P2">Selection process assignment</text:p>
      <text:p text:style-name="Standard"/>
      <text:p text:style-name="Standard">Welcome to the first stage of Bitbox’s recruitment process!</text:p>
      <text:p text:style-name="P6"/>
      <text:p text:style-name="P6">In this phase, we require you to build an API project using a technology between the choices we recommend in the next sections, although there is no objection if another JAVA framework is used instead.</text:p>
      <text:p text:style-name="P5"/>
      <text:p text:style-name="Standard">The objective of this assignment is to build a small software for the management of goods in a company. <text:s/>Read through the following business case to capture the data requirements, <text:s/>build the corresponding class diagram and develop the software solution.</text:p>
      <text:p text:style-name="Standard"/>
      <text:p text:style-name="P3">Business case:</text:p>
      <text:list xml:id="list366143930" text:style-name="L1">
        <text:list-item>
          <text:p text:style-name="P8">This company is focused in buying and selling products. </text:p>
        </text:list-item>
        <text:list-item>
          <text:p text:style-name="P8">This is the information needed for each item:</text:p>
          <text:list>
            <text:list-item>
              <text:p text:style-name="P8">Item code: Must be a unique value. This should be a numeric value.</text:p>
            </text:list-item>
            <text:list-item>
              <text:p text:style-name="P8">Description</text:p>
            </text:list-item>
            <text:list-item>
              <text:p text:style-name="P8">Price</text:p>
            </text:list-item>
            <text:list-item>
              <text:p text:style-name="P8">State : This can either be ‘Active’ or ‘Discontinued’.</text:p>
            </text:list-item>
            <text:list-item>
              <text:p text:style-name="P8">Suppliers. Each item can be supplied by a set of suppliers. Likewise, a supplier can provide more than one item.</text:p>
            </text:list-item>
            <text:list-item>
              <text:p text:style-name="P8">Price reductions. An item can have several price reductions associated to it. No control for overlapping dates is required but recommended (look at the section ‘Extra points’).</text:p>
            </text:list-item>
            <text:list-item>
              <text:p text:style-name="P8">Creation date</text:p>
            </text:list-item>
            <text:list-item>
              <text:p text:style-name="P8">Creator (User)</text:p>
            </text:list-item>
          </text:list>
        </text:list-item>
        <text:list-item>
          <text:p text:style-name="P8">This is the information needed for each supplier:</text:p>
          <text:list>
            <text:list-item>
              <text:p text:style-name="P8">Name</text:p>
            </text:list-item>
            <text:list-item>
              <text:p text:style-name="P8">Country </text:p>
            </text:list-item>
          </text:list>
        </text:list-item>
        <text:list-item>
          <text:p text:style-name="P8">This is the information needed for the price reduction:</text:p>
          <text:list>
            <text:list-item>
              <text:p text:style-name="P8">Reduced price</text:p>
            </text:list-item>
            <text:list-item>
              <text:p text:style-name="P8">Start date</text:p>
            </text:list-item>
            <text:list-item>
              <text:p text:style-name="P8">End date</text:p>
            </text:list-item>
          </text:list>
        </text:list-item>
      </text:list>
      <text:p text:style-name="Standard"/>
      <text:p text:style-name="P3">Tasks</text:p>
      <text:p text:style-name="Standard">Here are the tasks that need to be implemented for the API:</text:p>
      <text:list xml:id="list3518079340" text:style-name="L2">
        <text:list-item>
          <text:p text:style-name="P9"><text:span text:style-name="T1">Login</text:span>: The API should have an access window where the user can sign in with its corresponding username and password. This should be implemented using an authentication mechanism.</text:p>
        </text:list-item>
        <text:list-item>
          <text:p text:style-name="P9"><text:span text:style-name="T1">List of items</text:span>: The API should represent the list of items offered by the company. An option to filter the records by the item’s state should be implemented.</text:p>
        </text:list-item>
      </text:list>
      <text:list xml:id="list3789503571" text:style-name="L3">
        <text:list-header>
          <text:p text:style-name="P10">This list should include the following information:</text:p>
          <text:list>
            <text:list-item>
              <text:p text:style-name="P10">Item code: </text:p>
            </text:list-item>
            <text:list-item>
              <text:p text:style-name="P10">Description</text:p>
            </text:list-item>
            <text:list-item>
              <text:p text:style-name="P10">State </text:p>
            </text:list-item>
            <text:list-item>
              <text:p text:style-name="P10">Price </text:p>
            </text:list-item>
            <text:list-item>
              <text:p text:style-name="P10">Creation date</text:p>
            </text:list-item>
            <text:list-item>
              <text:p text:style-name="P10">Creator </text:p>
            </text:list-item>
          </text:list>
        </text:list-header>
        <text:list-item>
          <text:p text:style-name="P10"><text:span text:style-name="T1">Item’s information</text:span>: The detailed information of an item selected from the list should be represented in a window. The suppliers and price reductions associated to the item must be included too. It is your own choice, how to represent this information. </text:p>
        </text:list-item>
        <text:list-item>
          <text:p text:style-name="P10"><text:soft-page-break/><text:span text:style-name="T2">Create an item</text:span>: An action to create an item must be developed. </text:p>
          <text:list>
            <text:list-item>
              <text:p text:style-name="P10"><text:span text:style-name="T5">The only mandatory fields are the ‘Item code’ and ‘Description</text:span>’. </text:p>
            </text:list-item>
            <text:list-item>
              <text:p text:style-name="P10">The value ‘Active’ should be set as the default state. </text:p>
            </text:list-item>
            <text:list-item>
              <text:p text:style-name="P10">The current date should be set as the creation date.</text:p>
            </text:list-item>
          </text:list>
        </text:list-item>
        <text:list-item>
          <text:p text:style-name="P10"><text:span text:style-name="T1">Edit an item’s data</text:span>: ‘Active’ items should be modifiable. </text:p>
          <text:list>
            <text:list-item>
              <text:p text:style-name="P10">All the fields (excluding the item code) should be editable.</text:p>
            </text:list-item>
            <text:list-item>
              <text:p text:style-name="P10">An option to associate a supplier should be included. The system should verify that the supplier is <text:s/>not associated to the item already. </text:p>
            </text:list-item>
          </text:list>
        </text:list-item>
      </text:list>
      <text:list xml:id="list10938624" text:style-name="L4">
        <text:list-item>
          <text:list>
            <text:list-item>
              <text:p text:style-name="P11">An option to insert price reductions should be implemented.</text:p>
            </text:list-item>
          </text:list>
        </text:list-item>
      </text:list>
      <text:list xml:id="list160730130074707" text:continue-list="list3789503571" text:style-name="L3">
        <text:list-item>
          <text:p text:style-name="P10"><text:span text:style-name="T1">Deactivate an item</text:span>: Implement an option to deactivate an item by changing its state to ‘Discontinued’. </text:p>
          <text:list>
            <text:list-item>
              <text:p text:style-name="P12">The user has to specify the reason for the deactivation.</text:p>
            </text:list-item>
            <text:list-item>
              <text:p text:style-name="P12">The user performing the deactivation has to be registered.</text:p>
            </text:list-item>
          </text:list>
        </text:list-item>
        <text:list-item>
          <text:p text:style-name="P10"><text:span text:style-name="T1">Git repository</text:span>: Create the project using a Github repository in order to be available for the assessment. </text:p>
        </text:list-item>
      </text:list>
      <text:p text:style-name="Standard"/>
      <text:p text:style-name="P6"><text:span text:style-name="T3">You have to perform these tasks satisfying also the next points</text:span></text:p>
      <text:list xml:id="list290605449" text:style-name="L5">
        <text:list-item>
          <text:p text:style-name="P19"><text:span text:style-name="T1">Java Framework</text:span>: develop the solution using either Spring Boot or Play Java frameworks</text:p>
        </text:list-item>
        <text:list-item>
          <text:p text:style-name="P20"><text:span text:style-name="T1">Hibernate</text:span>: It is required to include Hibernate ORM</text:p>
        </text:list-item>
        <text:list-item>
          <text:p text:style-name="P20"><text:span text:style-name="T1">Models</text:span>: Implement the domain models with JPA annotations</text:p>
        </text:list-item>
        <text:list-item>
          <text:p text:style-name="P20"><text:span text:style-name="T1">REST</text:span>: Design the API entries for REST methods exclusively</text:p>
        </text:list-item>
        <text:list-item>
          <text:p text:style-name="P20">It is convenient to use libraries and tools provided by the platform selected.</text:p>
        </text:list-item>
      </text:list>
      <text:p text:style-name="P7"/>
      <text:p text:style-name="P6">Please note that during the development of this API, we will be at your disposal to clarify any queries that you <text:span text:style-name="T4">may have, at the email address</text:span><text:span text:style-name="T6"> pruebasseleccion.bitbox@bitboxonline.com</text:span></text:p>
      <text:p text:style-name="P6"/>
      <text:p text:style-name="P6">The section ‘Extra points’ and ‘Technical extra assessments” is optional. It will be taken into account when assesing this test.</text:p>
      <text:p text:style-name="Standard"/>
      <text:p text:style-name="P3">Extra points</text:p>
      <text:list xml:id="list3783095184" text:style-name="L6">
        <text:list-item>
          <text:p text:style-name="P13">Admin: <text:span text:style-name="T4">Implement a role for Adminstrators, so they can:</text:span></text:p>
          <text:list>
            <text:list-item>
              <text:p text:style-name="P15">Manage user information</text:p>
            </text:list-item>
          </text:list>
        </text:list-item>
      </text:list>
      <text:list xml:id="list227545141" text:style-name="L7">
        <text:list-item>
          <text:list>
            <text:list-item>
              <text:list>
                <text:list-item>
                  <text:p text:style-name="P16">Create users</text:p>
                </text:list-item>
                <text:list-item>
                  <text:p text:style-name="P16">Delete users</text:p>
                </text:list-item>
                <text:list-item>
                  <text:p text:style-name="P16">List users</text:p>
                </text:list-item>
              </text:list>
            </text:list-item>
          </text:list>
        </text:list-item>
      </text:list>
      <text:list xml:id="list160729679206018" text:continue-list="list3783095184" text:style-name="L6">
        <text:list-item>
          <text:list>
            <text:list-item>
              <text:p text:style-name="P17">Delete items.</text:p>
            </text:list-item>
          </text:list>
        </text:list-item>
        <text:list-item>
          <text:p text:style-name="P13">Control of overlapping dates when inserting a price reduction. <text:span text:style-name="T4">An item cannot have two active price reductions at the same time.</text:span></text:p>
        </text:list-item>
        <text:list-item>
          <text:p text:style-name="P13">SQLs<text:span text:style-name="T4">: Build the corresponding SQL queries to obtain the following results</text:span></text:p>
          <text:list>
            <text:list-item>
              <text:p text:style-name="P15">List of cheapest item per supplier.</text:p>
            </text:list-item>
            <text:list-item>
              <text:p text:style-name="P15">List of suppliers associated to items whose price has been reduced.</text:p>
            </text:list-item>
          </text:list>
        </text:list-item>
        <text:list-item>
          <text:p text:style-name="P14">Documentation: <text:span text:style-name="T4">Include the following software documentation:</text:span></text:p>
          <text:list>
            <text:list-item>
              <text:p text:style-name="P15">Class diagram</text:p>
            </text:list-item>
            <text:list-item>
              <text:p text:style-name="P15">User manual</text:p>
            </text:list-item>
          </text:list>
        </text:list-item>
      </text:list>
      <text:p text:style-name="P6"/>
      <text:p text:style-name="P4">Technical extra assessments</text:p>
      <text:list xml:id="list551849459" text:style-name="L8">
        <text:list-item>
          <text:p text:style-name="P18">Not only the efficiency of the final solution will be assessed but also code guide style, simplicity, usage of standards and design patterns</text:p>
        </text:list-item>
        <text:list-item>
          <text:p text:style-name="P18">Java 8 and above compliant JDK</text:p>
        </text:list-item>
        <text:list-item>
          <text:p text:style-name="P18">Asynchronous and non blocking Java and Javascript methods</text:p>
        </text:list-item>
        <text:list-item>
          <text:p text:style-name="P18">Implementation of unit tests</text:p>
        </text:list-item>
        <text:list-item>
          <text:p text:style-name="P18">SQL statements optimized for either PostgreSQL or H2 RDBM</text:p>
        </text:list-item>
        <text:list-item>
          <text:p text:style-name="P18"><text:soft-page-break/>Adoption of security APIs (eg JWT)</text:p>
        </text:list-item>
        <text:list-item>
          <text:p text:style-name="P18">Rich GUI through making use of React/Redux like frameworks</text:p>
        </text:list-item>
      </text:list>
      <text:p text:style-name="P1"/>
      <text:p text:style-name="P1">Good luck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8T11:35:41.852309350</meta:creation-date>
    <dc:date>2019-10-22T14:03:05.72</dc:date>
    <meta:editing-duration>PT3H2M31S</meta:editing-duration>
    <meta:editing-cycles>46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78" meta:word-count="801" meta:character-count="4646" meta:non-whitespace-character-count="3969"/>
  </office:meta>
</office:document-meta>
</file>